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MU Serif" fo:font-size="18pt" style:font-size-asian="18pt" style:font-size-complex="18pt"/>
    </style:style>
    <style:style style:name="P2" style:family="paragraph" style:parent-style-name="Standard">
      <style:paragraph-properties fo:text-align="justify" style:justify-single-word="false"/>
      <style:text-properties style:font-name="CMU Serif"/>
    </style:style>
    <style:style style:name="P3" style:family="paragraph" style:parent-style-name="Standard">
      <style:paragraph-properties fo:text-align="justify" style:justify-single-word="false"/>
      <style:text-properties style:font-name="CMU Serif" officeooo:paragraph-rsid="0007e0f2"/>
    </style:style>
    <style:style style:name="P4" style:family="paragraph" style:parent-style-name="Standard">
      <style:paragraph-properties fo:text-align="justify" style:justify-single-word="false"/>
      <style:text-properties style:font-name="CMU Serif" officeooo:paragraph-rsid="000ae852"/>
    </style:style>
    <style:style style:name="P5" style:family="paragraph" style:parent-style-name="Standard">
      <style:paragraph-properties fo:text-align="justify" style:justify-single-word="false"/>
      <style:text-properties style:font-name="CMU Serif" fo:font-size="16pt" fo:font-weight="normal"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style:font-name="CMU Serif" fo:font-size="16pt" style:font-size-asian="16pt" style:font-size-complex="16pt"/>
    </style:style>
    <style:style style:name="P7" style:family="paragraph" style:parent-style-name="Standard">
      <style:paragraph-properties fo:text-align="justify" style:justify-single-word="false"/>
      <style:text-properties style:font-name="CMU Serif" fo:font-size="16pt" officeooo:paragraph-rsid="001306a8" style:font-size-asian="16pt" style:font-size-complex="16pt"/>
    </style:style>
    <style:style style:name="P8" style:family="paragraph" style:parent-style-name="Standard">
      <style:paragraph-properties fo:text-align="justify" style:justify-single-word="false"/>
      <style:text-properties style:font-name="CMU Serif"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font-name="CMU Serif" fo:font-style="italic" style:font-style-asian="italic" style:font-style-complex="italic"/>
    </style:style>
    <style:style style:name="P10" style:family="paragraph" style:parent-style-name="Standard">
      <style:paragraph-properties fo:text-align="justify" style:justify-single-word="false"/>
      <style:text-properties style:font-name="CMU Serif" fo:font-weight="bold" style:font-weight-asian="bold" style:font-weight-complex="bold"/>
    </style:style>
    <style:style style:name="P11" style:family="paragraph" style:parent-style-name="Standard">
      <style:paragraph-properties fo:text-align="justify" style:justify-single-word="false"/>
      <style:text-properties style:font-name="CMU Serif" fo:font-style="normal" fo:font-weight="bold"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style:font-name="CMU Serif" officeooo:paragraph-rsid="0006b293"/>
    </style:style>
    <style:style style:name="P13" style:family="paragraph" style:parent-style-name="Standard">
      <style:paragraph-properties fo:text-align="justify" style:justify-single-word="false"/>
      <style:text-properties officeooo:paragraph-rsid="000ae852"/>
    </style:style>
    <style:style style:name="P14" style:family="paragraph" style:parent-style-name="Standard">
      <style:paragraph-properties fo:text-align="justify" style:justify-single-word="false" fo:break-before="page"/>
      <style:text-properties style:font-name="CMU Serif"/>
    </style:style>
    <style:style style:name="P15" style:family="paragraph" style:parent-style-name="Standard">
      <style:paragraph-properties fo:text-align="justify" style:justify-single-word="false" fo:break-before="page"/>
      <style:text-properties style:font-name="CMU Serif" fo:font-style="italic" style:font-style-asian="italic" style:font-style-complex="italic"/>
    </style:style>
    <style:style style:name="T1" style:family="text">
      <style:text-properties fo:font-variant="normal" fo:text-transform="none" fo:color="#373637" loext:opacity="100%" fo:letter-spacing="normal" loext:padding="0in" loext:border="none"/>
    </style:style>
    <style:style style:name="T2" style:family="text">
      <style:text-properties style:font-name="CMU Serif"/>
    </style:style>
    <style:style style:name="T3" style:family="text">
      <style:text-properties style:font-name="CMU Serif" officeooo:rsid="000fc209"/>
    </style:style>
    <style:style style:name="T4" style:family="text">
      <style:text-properties style:font-name="CMU Serif" officeooo:rsid="000ae852"/>
    </style:style>
    <style:style style:name="T5" style:family="text">
      <style:text-properties officeooo:rsid="0007e0f2"/>
    </style:style>
    <style:style style:name="T6" style:family="text">
      <style:text-properties officeooo:rsid="000a76bb"/>
    </style:style>
    <style:style style:name="T7" style:family="text">
      <style:text-properties officeooo:rsid="001306a8"/>
    </style:style>
    <style:style style:name="T8" style:family="text">
      <style:text-properties fo:font-size="14pt" style:font-size-asian="14pt" style:font-size-complex="14pt"/>
    </style:style>
    <style:style style:name="T9" style:family="text">
      <style:text-properties fo:font-size="14pt" officeooo:rsid="001306a8"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atan Kłosko</text:p>
      <text:p text:style-name="P12"/>
      <text:p text:style-name="P12">jonatanklosko@gmail.com ·<text:span text:style-name="T1"> </text:span>github.com/jonatanklosko</text:p>
      <text:p text:style-name="P2"/>
      <text:p text:style-name="P5">About</text:p>
      <text:p text:style-name="P2"/>
      <text:p text:style-name="P2">Currently a Computer Science student, member of the WCA Software Team, an open source developer, also a speedcuber.</text:p>
      <text:p text:style-name="P2"/>
      <text:p text:style-name="P6">Public education</text:p>
      <text:p text:style-name="P2"/>
      <text:p text:style-name="P8">2018 – Present</text:p>
      <text:p text:style-name="P3">AGH University of Science and Technology, Kraków</text:p>
      <text:p text:style-name="P3">BS in Computer Science,</text:p>
      <text:p text:style-name="P2">Faculty of Computer Science, Electronics and Telecommunications</text:p>
      <text:p text:style-name="P2"/>
      <text:p text:style-name="P9">2015 - 2018</text:p>
      <text:p text:style-name="P2">II Andrzej Frycz Modrzewski High School, Rybnik</text:p>
      <text:p text:style-name="P2">Polish Matura: Extended English, Mathematics and Physics</text:p>
      <text:p text:style-name="P2"/>
      <text:p text:style-name="P7"><text:span text:style-name="T7">Open source e</text:span>xperience</text:p>
      <text:p text:style-name="P2"/>
      <text:p text:style-name="P9">2016 - Present</text:p>
      <text:p text:style-name="P10">World Cube Association, Software Team member</text:p>
      <text:p text:style-name="P2">The WCA is a nonprofit organization governing Rubik's Cube competitions, running thanks to numerous volunteers. As one of such, <text:span text:style-name="T6">throughout</text:span> the years I have been working on several software projects affecting the community worldwide. Being on the team has been a great opportunity to collaborate and exchange experience with other developers. Apart from purely technical tasks, the job also involves communicating with other (often non-technical) teams providing them with information or discussing their ideas and needs.</text:p>
      <text:p text:style-name="P14"><text:span text:style-name="T9">P</text:span><text:span text:style-name="T8">rojects</text:span></text:p>
      <text:p text:style-name="P2"/>
      <text:p text:style-name="P9">2019 - Present</text:p>
      <text:p text:style-name="P11">WCA Live</text:p>
      <text:p text:style-name="P2">A WCA project created by myself, cur<text:span text:style-name="T6">r</text:span>ently being my main area of responsibility within the team. It is a web application used at official WCA competitions for entering scores, displaying live rankings and performing administrative tasks. It helps to run hundreds of competitions in dozens countries a year. Technologically speaking, the application is composed of a GraphQL API built in Elixir with a PostgreSQL database behind and a web client built in React. In production Nginx is used as an additional layer responsible for serving static content with maximum efficiency and handling TLS traffic. The deployment to a VPS is automated using Docker and CI builds.</text:p>
      <text:p text:style-name="P2"/>
      <text:p text:style-name="P9">2016 - Present</text:p>
      <text:p text:style-name="P10">The WCA website</text:p>
      <text:p text:style-name="P13"><text:span text:style-name="T2">The first WCA project I got involved in, quickly becoming one of the most involved contributors. The website is the primary source of information about competitions, competitor profiles, records and rankings. It provides many administrative tools necessary for WCA teams to perform their tasks. My activity included building new features, fixing bugs and server outages, code reviews and discussions. </text:span><text:span text:style-name="T3">In terms of numbers, I authored over 400 pull requests adding up to over 800 commits.</text:span><text:span text:style-name="T2"> Developed mostly </text:span><text:span text:style-name="T4">using</text:span><text:span text:style-name="T2"> Ruby on Rails and MySQL.</text:span></text:p>
      <text:p text:style-name="P2"/>
      <text:p text:style-name="P9">2018</text:p>
      <text:p text:style-name="P10">Reconstructions</text:p>
      <text:p text:style-name="P4">A web application helping people in writing down their Rubik's Cube solutions. Given a mixed up cube state and the solution moves, it automatically detects and labels the individual steps of which the solve consisted. Built with JavaScript using React.</text:p>
      <text:p text:style-name="P2"/>
      <text:p text:style-name="P9">2018 - Present</text:p>
      <text:p text:style-name="P10">Groupifier</text:p>
      <text:p text:style-name="P4">A web application aiding organizers in planning a WCA competition. Provided some configuration and the competition schedule it does all the heavy lifting in terms of determining who should do what at every point in time throughout the competition. It is designed to handle complex schedules with many activities happening simultaneously in different places. Built with JavaScript using React.</text:p>
      <text:p text:style-name="P9"/>
      <text:p text:style-name="P9"/>
      <text:p text:style-name="P15">2017 - Present</text:p>
      <text:p text:style-name="P10">WCA Statistics</text:p>
      <text:p text:style-name="P4">A build kit for generating rankings based on a public WCA database export. The rankings are generated by a periodic CI build and hosted as static web pages. Built with Ruby and MySQL.</text:p>
      <text:p text:style-name="P2"/>
      <text:p text:style-name="P9">2016</text:p>
      <text:p text:style-name="P10">Internationalize</text:p>
      <text:p text:style-name="P4">A web application built specifically to help translating the WCA website, it works on plain YAML files, so the usage is more generic. It has been successfully used to translate the website to 26 languages and is <text:span text:style-name="T5">continuously</text:span> utilized for updates. Built with Angular.js, Node and MongoDB.</text:p>
      <text:p text:style-name="P2"/>
      <text:p text:style-name="P6">Commercial experience</text:p>
      <text:p text:style-name="P2"/>
      <text:p text:style-name="P9">2019, 2020</text:p>
      <text:p text:style-name="P11">RubiART, contract developer</text:p>
      <text:p text:style-name="P4">I developed a couple of applications for the RubiART company related to the Rubik's Cube. Each product was based on a requirements outline, designed and further adjusted to satisfy the client needs. One such application aids coaches at RubiART in analyzing student's solutions by providing detailed statistics and data <text:span text:style-name="T5">visualization</text:span>. Another product was a web registration system for events organized by the company. The projects involved mostly React, Node and GraphQL.</text:p>
      <text:p text:style-name="P2"/>
      <text:p text:style-name="P6">Languages</text:p>
      <text:p text:style-name="P2"/>
      <text:p text:style-name="P2">Native Polish, Advanced English</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9T02:32:09.948234738</meta:creation-date>
    <dc:date>2020-09-29T14:10:05.695740875</dc:date>
    <meta:editing-duration>PT1H47M13S</meta:editing-duration>
    <meta:editing-cycles>14</meta:editing-cycles>
    <meta:generator>LibreOffice/7.0.1.2$Linux_X86_64 LibreOffice_project/88a63c56098013eb4038e11ebe7c8c0daab09aa8</meta:generator>
    <meta:document-statistic meta:table-count="0" meta:image-count="0" meta:object-count="0" meta:page-count="3" meta:paragraph-count="41" meta:word-count="627" meta:character-count="4093" meta:non-whitespace-character-count="3506"/>
  </office:meta>
</office:document-meta>
</file>